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3.B1" style:family="table-cell">
      <style:table-cell-properties fo:padding="0.097cm" fo:border="0.002cm solid #000000"/>
    </style:style>
    <style:style style:name="Tabella33.A2" style:family="table-cell">
      <style:table-cell-properties fo:padding="0.097cm" fo:border-left="0.002cm solid #000000" fo:border-right="none" fo:border-top="none" fo:border-bottom="0.002cm solid #000000"/>
    </style:style>
    <style:style style:name="Tabella3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tyle="italic" style:font-style-asian="italic" style:font-style-complex="italic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Standard" style:list-style-name="L1"/>
    <style:style style:name="P7" style:family="paragraph" style:parent-style-name="Azione_20_attore" style:list-style-name="Numerazione_20_UC"/>
    <style:style style:name="P8" style:family="paragraph" style:parent-style-name="Azione_20_attore" style:list-style-name=""/>
    <style:style style:name="P9" style:family="paragraph" style:parent-style-name="Table_20_Contents">
      <style:text-properties fo:font-style="italic" style:font-style-asian="italic" style:font-style-complex="italic"/>
    </style:style>
    <style:style style:name="P10" style:family="paragraph" style:parent-style-name="Azione_20_sistema" style:list-style-name="Numerazione_20_UC">
      <style:paragraph-properties fo:margin-left="2.581cm" fo:margin-right="0.028cm" fo:text-indent="0.032cm" style:auto-text-indent="false">
        <style:tab-stops>
          <style:tab-stop style:position="0.55cm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<text:s text:c="2"/>Inserimento Programma Educativo Settimanal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PsicoPedagog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PsicoPedagogo L'utente visualizza il programma educativo settimanale (Include V<text:span text:style-name="T1">isualizza Programma Educativo) </text:span></text:p>
            <text:p text:style-name="P2"><text:span text:style-name="T2">L'utente aggiunge Attività (include</text:span><text:span text:style-name="T1"> Psicopedagogo aggiunge Attività</text:span>)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3329820" text:style-name="Numerazione_20_UC">
              <text:list-header>
                <text:p text:style-name="Azione_20_attore"/>
              </text:list-header>
              <text:list-item>
                <text:p text:style-name="P7">L'utente <text:s/>accede alla sezione ProgrammaEducativoSettimanale <text:span text:style-name="T3">(</text:span><text:span text:style-name="T5">Include</text:span><text:span text:style-name="T3"> V</text:span><text:span text:style-name="T4">isualizza Storico Registro</text:span><text:span text:style-name="T3">)</text:span></text:p>
              </text:list-item>
              <text:list-item>
                <text:p text:style-name="Azione_20_sistema">Il sistema mostra all'utente la finestra di gestione del programma educativo settimanale</text:p>
              </text:list-item>
              <text:list-item>
                <text:p text:style-name="Azione_20_attore">L'utente seleziona la funzionalità di inserimento programma educativo</text:p>
              </text:list-item>
              <text:list-item>
                <text:p text:style-name="P7">L'utente seleziona la classe per cui vuole inserire il programma educativo settimanale <text:span text:style-name="T2"><text:s/></text:span></text:p>
              </text:list-item>
              <text:list-item>
                <text:p text:style-name="P10"><text:span text:style-name="T2">Il sistema </text:span><text:span text:style-name="T2">mostra </text:span><text:span text:style-name="T2"><text:s/></text:span><text:span text:style-name="T2">una finestra da compilare</text:span></text:p>
              </text:list-item>
              <text:list-item>
                <text:p text:style-name="Azione_20_attore">L'utente, inserisce un obiettivo da perseguire nel programma educativo, e un elenco di attività da eseguire(<text:span text:style-name="T2">include</text:span><text:span text:style-name="T1"> Psicopedagogo aggiunge Attività)</text:span></text:p>
              </text:list-item>
              <text:list-item>
                <text:p text:style-name="Azione_20_attore">L'utente sottomette il programma educativo settimanale</text:p>
              </text:list-item>
              <text:list-item>
                <text:p text:style-name="Azione_20_sistema">Il sistema memorizza il programma educativo settimanale</text:p>
              </text:list-item>
            </text:list>
            <text:p text:style-name="P8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l sistema mostra un messaggio di successo dell'operazione e <text:s/>mostra all’utente il programma educativo appena inserito (<text:span text:style-name="T1">includ</text:span><text:span text:style-name="T1">e Visualizza Programma Educativo Settimanale</text:span><text:span text:style-name="T2">)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Table_20_Contents"/>
            <text:list xml:id="list33333662" text:style-name="L1">
              <text:list-item>
                <text:p text:style-name="P6">Nel caso di un errore utente, il sistema mostra all’utente un messaggio di errore che ne indica la causa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>La memorizzazione del programma educativo non richiederà piu' di 4 secondi</text:p>
          </table:table-cell>
        </table:table-row>
      </table:table>
      <text:p text:style-name="P5"/>
      <text:p text:style-name="P3">UC_H_58_inserimento_programma_educativo_settimanale: Inserimento Programma Educativo Settimana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-left="2.499cm" fo:margin-right="0cm" fo:margin-top="0cm" fo:margin-bottom="0cm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18T10:30:04.36</meta:creation-date>
    <meta:editing-duration>PT00H21M34S</meta:editing-duration>
    <meta:editing-cycles>25</meta:editing-cycles>
    <meta:generator>OpenOffice.org/3.2$Win32 OpenOffice.org_project/320m18$Build-9502</meta:generator>
    <dc:date>2012-11-05T13:26:41.58</dc:date>
    <dc:creator>gfhj </dc:creator>
    <meta:document-statistic meta:table-count="1" meta:image-count="0" meta:object-count="0" meta:page-count="1" meta:paragraph-count="25" meta:word-count="195" meta:character-count="1533"/>
  </office:meta>
</office:document-meta>
</file>